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Helvetica65-Medium" svg:font-family="Helvetica65-Medium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143d20" officeooo:paragraph-rsid="0014ae6c" style:font-style-asian="italic" style:font-style-complex="italic"/>
    </style:style>
    <style:style style:name="P2" style:family="paragraph" style:parent-style-name="Heading_20_1">
      <style:text-properties fo:language="en" fo:country="US" officeooo:rsid="00139862" officeooo:paragraph-rsid="00139862"/>
    </style:style>
    <style:style style:name="P3" style:family="paragraph" style:parent-style-name="Heading_20_2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italic" officeooo:rsid="00143d20" officeooo:paragraph-rsid="00143d20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9862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officeooo:rsid="0014ae6c" style:font-style-asian="normal" style:font-style-complex="normal"/>
    </style:style>
    <style:style style:name="T5" style:family="text">
      <style:text-properties fo:language="en" fo:country="US" fo:font-style="normal" officeooo:rsid="00169c79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iterarische Analyse</text:h>
      <text:h text:style-name="Heading_20_2" text:outline-level="2"><text:span text:style-name="T2">D</text:span><text:span text:style-name="T1">arstellung</text:span></text:h>
      <text:p text:style-name="P4"><text:span text:style-name="T2">“</text:span><text:span text:style-name="T1">Was viele tun und billligen kann gar nicht falsch, die Logik des Blödsinns, die jeden Kritiker für blöd erklärt, nicht wahr, ich verliere den Faden”</text:span><text:span text:style-name="T3"> </text:span></text:p>
      <text:h text:style-name="P3" text:outline-level="2"><text:span text:style-name="T1">Eigene Stellungsnahme</text:span></text:h>
      <text:p text:style-name="P1"><text:span text:style-name="T5">Loos behauptet, dass Clarin ihm vorwirft: </text:span><text:span text:style-name="T4">“Nur </text:span><text:span text:style-name="T3">wer sich ändert, bleibt sich treu!</text:span><text:span text:style-name="T4">” </text:span><text:span text:style-name="T5">Wir sind zum Schluss gekommen, dass der Satz in sich widersprüchlich ist. Die Aussage ist jedoch korrekt, da sich immer alles verändert und die Veränderung nicht aufzuhalten is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Helvetica65-Medium" svg:font-family="Helvetica65-Medium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65-Medium" fo:font-family="Helvetica65-Medium" style:font-style-name="Regular" style:font-family-generic="swiss" style:font-pitch="variable" fo:font-size="14pt" fo:font-weight="normal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/>
      <style:text-properties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1:53:28.787000000</meta:creation-date>
    <dc:title>Main</dc:title>
    <meta:editing-duration>PT23M55S</meta:editing-duration>
    <meta:editing-cycles>3</meta:editing-cycles>
    <meta:generator>LibreOffice/4.4.5.2$Windows_x86 LibreOffice_project/a22f674fd25a3b6f45bdebf25400ed2adff0ff99</meta:generator>
    <dc:date>2015-09-15T16:10:19.136000000</dc:date>
    <meta:document-statistic meta:table-count="0" meta:image-count="0" meta:object-count="0" meta:page-count="1" meta:paragraph-count="5" meta:word-count="71" meta:character-count="464" meta:non-whitespace-character-count="396"/>
    <meta:template xlink:type="simple" xlink:actuate="onRequest" xlink:title="Main" xlink:href="file:///C:/Users/Patrick/AppData/Roaming/LibreOffice/4/user/template/Main.ott" meta:date="2015-09-15T11:53:26.372000000"/>
  </office:meta>
</office:document-meta>
</file>